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9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644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Sans L" fo:font-size="12pt" style:font-size-asian="12pt" style:font-size-complex="12pt"/>
    </style:style>
    <style:style style:name="ce2" style:family="table-cell" style:parent-style-name="Defaul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Nimbus Sans 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54" table:default-cell-style-name="ce1"/>
        <table:table-row table:style-name="ro1">
          <table:table-cell office:value-type="string">
            <text:p>Nombre d'objets</text:p>
          </table:table-cell>
          <table:table-cell office:value-type="float" office:value="1000">
            <text:p>1000</text:p>
          </table:table-cell>
          <table:table-cell office:value-type="float" office:value="3000">
            <text:p>3000</text:p>
          </table:table-cell>
          <table:table-cell office:value-type="float" office:value="10000">
            <text:p>10000</text:p>
          </table:table-cell>
          <table:table-cell office:value-type="float" office:value="30000">
            <text:p>30000</text:p>
          </table:table-cell>
          <table:table-cell table:number-columns-repeated="250"/>
        </table:table-row>
        <table:table-row table:style-name="ro1">
          <table:table-cell office:value-type="string">
            <text:p>(temps en ms)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Java</text:p>
          </table:table-cell>
          <table:table-cell office:value-type="float" office:value="182">
            <text:p>182</text:p>
          </table:table-cell>
          <table:table-cell office:value-type="float" office:value="582">
            <text:p>582</text:p>
          </table:table-cell>
          <table:table-cell office:value-type="float" office:value="1963">
            <text:p>1963</text:p>
          </table:table-cell>
          <table:table-cell office:value-type="float" office:value="6039">
            <text:p>6039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OQL</text:p>
          </table:table-cell>
          <table:table-cell office:value-type="float" office:value="343">
            <text:p>343</text:p>
          </table:table-cell>
          <table:table-cell office:value-type="float" office:value="635">
            <text:p>635</text:p>
          </table:table-cell>
          <table:table-cell office:value-type="float" office:value="1799">
            <text:p>1799</text:p>
          </table:table-cell>
          <table:table-cell office:value-type="float" office:value="5620">
            <text:p>5620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Rapport</text:p>
          </table:table-cell>
          <table:table-cell table:formula="oooc:=[.B4]/[.B3]" office:value-type="float" office:value="1.88461538461538">
            <text:p>1,88</text:p>
          </table:table-cell>
          <table:table-cell table:formula="oooc:=[.C4]/[.C3]" office:value-type="float" office:value="1.09106529209622">
            <text:p>1,09</text:p>
          </table:table-cell>
          <table:table-cell table:formula="oooc:=[.D4]/[.D3]" office:value-type="float" office:value="0.916454406520632">
            <text:p>0,92</text:p>
          </table:table-cell>
          <table:table-cell table:formula="oooc:=[.E4]/[.E3]" office:value-type="float" office:value="0.930617651929127">
            <text:p>0,93</text:p>
          </table:table-cell>
          <table:table-cell table:number-columns-repeated="250"/>
        </table:table-row>
        <table:table-row table:style-name="ro1">
          <table:table-cell table:number-columns-repeated="255"/>
        </table:table-row>
        <table:table-row table:style-name="ro1">
          <table:table-cell table:style-name="ce2" office:value-type="string">
            <text:p>db4o/4.5.200</text:p>
          </table:table-cell>
          <table:table-cell office:value-type="float" office:value="52">
            <text:p>52</text:p>
          </table:table-cell>
          <table:table-cell office:value-type="float" office:value="150">
            <text:p>150</text:p>
          </table:table-cell>
          <table:table-cell office:value-type="float" office:value="504">
            <text:p>504</text:p>
          </table:table-cell>
          <table:table-cell office:value-type="float" office:value="1475">
            <text:p>1475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Hibernate/mysql</text:p>
          </table:table-cell>
          <table:table-cell office:value-type="float" office:value="607">
            <text:p>607</text:p>
          </table:table-cell>
          <table:table-cell office:value-type="float" office:value="1583">
            <text:p>1583</text:p>
          </table:table-cell>
          <table:table-cell office:value-type="float" office:value="5329">
            <text:p>5329</text:p>
          </table:table-cell>
          <table:table-cell office:value-type="float" office:value="16594">
            <text:p>16594</text:p>
          </table:table-cell>
          <table:table-cell table:number-columns-repeated="250"/>
        </table:table-row>
        <table:table-row table:style-name="ro1" table:number-rows-repeated="6552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euille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4">04/10/2008</text:date>, <text:time>15:0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çois Déchelle</meta:initial-creator>
    <meta:creation-date>2008-10-04T13:19:42</meta:creation-date>
    <dc:creator>François Déchelle</dc:creator>
    <dc:date>2008-10-04T15:02:41</dc:date>
    <meta:editing-cycles>3</meta:editing-cycles>
    <meta:editing-duration>PT1H43M0S</meta:editing-duration>
    <meta:user-defined meta:name="Info 1"/>
    <meta:user-defined meta:name="Info 2"/>
    <meta:user-defined meta:name="Info 3"/>
    <meta:user-defined meta:name="Info 4"/>
    <meta:document-statistic meta:table-count="3" meta:cell-count="31"/>
  </office:meta>
</office:document-meta>
</file>